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officeooo:rsid="001a7bdd"/>
    </style:style>
    <style:style style:name="P7"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8"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1pt" officeooo:rsid="0032f512" officeooo:paragraph-rsid="0032f512" style:font-size-asian="9.60000038146973pt" style:font-size-complex="11pt"/>
    </style:style>
    <style:style style:name="P11" style:family="paragraph" style:parent-style-name="Text_20_body">
      <style:paragraph-properties fo:text-align="justify" style:justify-single-word="false"/>
      <style:text-properties style:font-name="Cabinet Grotesk Variable" fo:font-size="11pt" fo:font-weight="normal" officeooo:rsid="0032f512" officeooo:paragraph-rsid="0032f512"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Cabinet Grotesk Variable" fo:font-size="11pt" fo:font-style="normal" fo:font-weight="normal" officeooo:rsid="0032f512" officeooo:paragraph-rsid="0032f512"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style:font-name="Cabinet Grotesk Variable" fo:font-size="12pt" fo:font-style="normal" fo:font-weight="bold" officeooo:rsid="0034aa3a" officeooo:paragraph-rsid="0034aa3a" style:font-size-asian="10.5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Cabinet Grotesk Variable" fo:font-size="11pt" fo:font-style="normal" fo:font-weight="normal" officeooo:rsid="0034aa3a" officeooo:paragraph-rsid="0034aa3a"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style:font-name="Cabinet Grotesk Variable" fo:font-size="11pt" officeooo:rsid="0037ad8a" officeooo:paragraph-rsid="0037ad8a" style:font-size-asian="11pt" style:font-size-complex="11pt"/>
    </style:style>
    <style:style style:name="P16" style:family="paragraph" style:parent-style-name="Text_20_body">
      <style:paragraph-properties fo:text-align="justify" style:justify-single-word="false"/>
      <style:text-properties style:font-name="Cabinet Grotesk Variable" fo:font-size="11pt" officeooo:rsid="0031a61b" officeooo:paragraph-rsid="0031a61b"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officeooo:rsid="001a7bdd"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c552e" style:font-size-asian="11pt" style:font-weight-asian="normal" style:font-size-complex="11pt" style:font-weight-complex="normal"/>
    </style:style>
    <style:style style:name="T5" style:family="text">
      <style:text-properties officeooo:rsid="002c552e"/>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37ad8a" style:font-style-asian="normal" style:font-weight-asian="normal" style:font-style-complex="normal" style:font-weight-complex="normal"/>
    </style:style>
    <style:style style:name="T10" style:family="text">
      <style:text-properties fo:font-style="normal" fo:font-weight="normal" officeooo:rsid="00388fae"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7ad8a" style:font-style-asian="normal" style:font-style-complex="normal"/>
    </style:style>
    <style:style style:name="T14" style:family="text">
      <style:text-properties officeooo:rsid="0037ad8a"/>
    </style:style>
    <style:style style:name="T15" style:family="text">
      <style:text-properties officeooo:rsid="0035903b"/>
    </style:style>
    <style:style style:name="T16" style:family="text">
      <style:text-properties officeooo:rsid="003888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h text:style-name="P4" text:outline-level="1">Générer une surface </text:h>
      <text:p text:style-name="P5"><text:span text:style-name="T1"><text:tab/></text:span><text:span text:style-name="T2">Pour générer une surface de taille </text:span><text:span text:style-name="Strong_20_Emphasis"><text:span text:style-name="T2">n × m</text:span></text:span><text:span text:style-name="T2">, on utilise très souvent le </text:span><text:span text:style-name="Strong_20_Emphasis"><text:span text:style-name="T2">bruit de Perlin</text:span></text:span><text:span text:style-name="T2">. Il s’agit d’une technique basée sur le </text:span><text:span text:style-name="Strong_20_Emphasis"><text:span text:style-name="T2">bruit de gradient</text:span></text:span><text:span text:style-name="T2">, conçue pour produire des variations douces et naturelles, comme des reliefs ou des textures.</text:span></text:p>
      <text:p text:style-name="P6"><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6"><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6"><text:span text:style-name="T3">Pour une case donnée, on s’intéresse à un point précis à l’intérieur de cette case (par exemple le point que l’on veut évaluer). Pour chacun des </text:span><text:span text:style-name="Strong_20_Emphasis"><text:span text:style-name="T3">quatre coins</text:span></text:span><text:span text:style-name="T3"> de la case, on calcule le </text:span><text:span text:style-name="Strong_20_Emphasis"><text:span text:style-name="T3">vecteur distance</text:span></text:span><text:span text:style-name="T3"> entre le coin et le point à l’intérieur de la case (noté dcoin​</text:span><text:span text:style-name="T4">). P</text:span><text:span text:style-name="T3">uis on calcule le </text:span><text:span text:style-name="Strong_20_Emphasis"><text:span text:style-name="T3">produit scalaire</text:span></text:span><text:span text:style-name="T3"> entre ce vecteur distance et le vecteur de gradient associé au coin. Le produit scalaire permet de mesurer à quel point le vecteur de gradient et la direction vers le point vont dans le </text:span><text:span text:style-name="Strong_20_Emphasis"><text:span text:style-name="T3">même sens</text:span></text:span><text:span text:style-name="T3">. À la fin de cette étape, chaque case possède </text:span><text:span text:style-name="Strong_20_Emphasis"><text:span text:style-name="T3">quatre valeurs</text:span></text:span><text:span text:style-name="T3">, une pour chacun de ses coins.</text:span></text:p>
      <text:p text:style-name="P6"><text:span text:style-name="T3">Notre objectif est maintenant d’obtenir </text:span><text:span text:style-name="Strong_20_Emphasis"><text:span text:style-name="T3">une seule valeur finale pour la case</text:span></text:span><text:span text:style-name="T3">.</text:span></text:p>
      <text:p text:style-name="P7">Pour cela, on commence par interpoler (faire une moyenne progressive) entre les deux valeurs des coins de gauche, puis on fait la même chose entre les deux valeurs des coins de droite. <text:span text:style-name="T5">E</text:span>nfin, on interpole entre ces deux résultats. Cette interpolation linéaire permet de passer progressivement d’une valeur à une autre, sans rupture brutale, ce qui donne un résultat fluide.</text:p>
      <text:p text:style-name="P6"><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ou toute autre information utile dans un monde numérique.</text:span></text:p>
      <text:h text:style-name="P8" text:outline-level="3">Et dans les dimensions supérieures ?</text:h>
      <text:p text:style-name="P7">Le principe reste exactement le même, seule la géométrie change.</text:p>
      <text:p text:style-name="P6"><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4">l</text:span></text:span><text:span text:style-name="T3">’espace est découpé en petits cubes de même taille. </text:span><text:span text:style-name="T4">C</text:span><text:span text:style-name="T3">haque cube possède </text:span><text:span text:style-name="Strong_20_Emphasis"><text:span text:style-name="T3">8 coins</text:span></text:span><text:span text:style-name="T3"> (au lieu de 4 en 2D) </text:span><text:span text:style-name="T4">et </text:span><text:span text:style-name="T3">un vecteur de gradient est associé à chacun de ces coins.</text:span></text:p>
      <text:p text:style-name="P6"><text:soft-page-break/><text:span text:style-name="T3">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9">Paramètre 1 : l’échelle </text:p>
      <text:p text:style-name="P10"><text:span text:style-name="T6">Nous pouvons voir le paramètre d’échelle (</text:span><text:span text:style-name="T7">scale</text:span><text:span text:style-name="T8">) comme un outil d’agrandissement. Plus il est petite, plus nous avons l’impression d’agrandir quelque part sur notre cube; l</text:span><text:span text:style-name="T9">a différence entre deux cases voisins sera plus petite. </text:span><text:span text:style-name="T10">Nous verrons moins de bosses et plus grandes avec une petite échelle. Alors que s’</text:span><text:span text:style-name="T8">il est grand et nous aurons l’impression opposée. </text:span></text:p>
      <text:p text:style-name="P9">Paramètre 2 : la rotation </text:p>
      <text:p text:style-name="P11">Supposons que pour <text:span text:style-name="T11">X </text:span><text:span text:style-name="T12">cases, nous avons appliqué l’algorithme de Perlin pour un angle de rotation nul (= 0°). Ce qui veut dire que les vecteurs de gradient que nous avons tiré aléatoirement, sont pour une rotation nulle. </text:span><text:span text:style-name="T13">S</text:span><text:span text:style-name="T12">i nous changeons l’angle de rotation </text:span><text:span text:style-name="T13">alors tous </text:span><text:span text:style-name="T12">les vecteurs de gradient </text:span><text:span text:style-name="T13">gardent la même force mais nous les faisons tourner tous du même écart. </text:span><text:span text:style-name="T12">Donc imaginons deux vecteurs avec chacun un angle de rotation 50° et 80°. En appliquant un angle de rotation par exemple de 90°, alors le premier vecteur aura un angle de 140° et le deuxième de 170°. </text:span></text:p>
      <text:p text:style-name="P12">Dans le programme, cela se visualise comme si nous déplaçons le motif obtenu d’une certaine position. </text:p>
      <text:p text:style-name="P13">Paramètre 3 : périodicité</text:p>
      <text:p text:style-name="P14">Imaginons que nous avons au total <text:span text:style-name="T11">X</text:span> cases où nous appliquons individuellement l’algorithme de Perlin. Si nous avons un grand <text:span text:style-name="T11">X</text:span>, <text:span text:style-name="T14">il nous faut alors beaucoup de valeurs de vecteurs de gradient</text:span>. Donc nous allons tricher un peu. Nous allons fixer un nombre <text:span text:style-name="T11">x</text:span> <text:s/>de cases où no<text:span text:style-name="T14">us tirons aléatoirement les valeurs des vecteurs de gradient.</text:span> Puis nous allons garder les valeurs des vecteurs de gradients pour chaque case dans une grande liste. Nous pourrons accéder à la ième case grâce à des étiquettes (indexation). Et pour les autres <text:span text:style-name="T11">X -x </text:span><text:s/>cases restantes, nous allons utiliser les mêmes valeurs de gradient trouvées avant et nous allons répéter jusqu’à avoir appliqué l’algorithme de Perlin sur toutes les <text:span text:style-name="T11">X</text:span> <text:s/>cases. </text:p>
      <text:p text:style-name="P14">Si nous avons une petite périodicité, nous allons voir un motif de répétition <text:span text:style-name="T15">trés marqué. </text:span>Et si nous avons une grande périodicité, nous <text:span text:style-name="T15">avons un motif trés varié. Donc il faut savoir trouver un juste milieu </text:span><text:span text:style-name="T16">sur </text:span><text:span text:style-name="T14">le rendu qu</text:span><text:span text:style-name="T16">e nous souhaitons </text:span><text:span text:style-name="T14">avoir</text:span><text:span text:style-name="T15">. </text:span></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19T13:44:05.196229717</dc:date>
    <meta:editing-duration>PT2H43M46S</meta:editing-duration>
    <meta:editing-cycles>24</meta:editing-cycles>
    <meta:document-statistic meta:table-count="0" meta:image-count="0" meta:object-count="0" meta:page-count="2" meta:paragraph-count="23" meta:word-count="772" meta:character-count="4971" meta:non-whitespace-character-count="3880"/>
  </office:meta>
</office:document-meta>
</file>